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5-06-0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5-03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4-12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4-09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4-06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4-03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3-12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3-09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3-06-0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3-03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2-12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2-09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2-06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2-03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1-12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1-09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1-06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1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0-12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0-09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0-06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20-03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9-12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9-09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9-06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9-03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8-12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8-09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8-06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8-03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7-09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7-06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7-03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3-08-0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3-02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2-08-0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2-02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6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6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3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2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1-0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1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11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5-06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4-09-1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4-06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4-03-1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3-12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3-06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3-03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2-12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2-09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2-06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2-03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1-1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1-09-1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1-06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1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0-12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0-09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0-06-0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2000-03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9-12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9-09-0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9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9-03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8-12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8-09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8-06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8-03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7-12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7-09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7-06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7-03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6-12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6-09-1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6-06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6-03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5-12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5-09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5-06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5-03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4-1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4-08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4-05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4-02-0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3-11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3-08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3-05-0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3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2-11-06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2-08-1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2-0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1-11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1-07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1-04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1-01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0-12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0-04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00</text:p>
          </table:table-cell>
          <table:table-cell office:value-type="string" calcext:value-type="string">
            <text:p>Oakdale-Dev</text:p>
          </table:table-cell>
          <table:table-cell office:value-type="string" calcext:value-type="string">
            <text:p>199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